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scripts/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33cm"/>
    </style:style>
    <style:style style:name="co3" style:family="table-column">
      <style:table-column-properties fo:break-before="auto" style:column-width="4.355cm"/>
    </style:style>
    <style:style style:name="co4" style:family="table-column">
      <style:table-column-properties fo:break-before="auto" style:column-width="4.189cm"/>
    </style:style>
    <style:style style:name="co5" style:family="table-column">
      <style:table-column-properties fo:break-before="auto" style:column-width="10.433cm"/>
    </style:style>
    <style:style style:name="co6" style:family="table-column">
      <style:table-column-properties fo:break-before="auto" style:column-width="3.69cm"/>
    </style:style>
    <style:style style:name="co7" style:family="table-column">
      <style:table-column-properties fo:break-before="auto" style:column-width="5.216cm"/>
    </style:style>
    <style:style style:name="co8" style:family="table-column">
      <style:table-column-properties fo:break-before="auto" style:column-width="9.324cm"/>
    </style:style>
    <style:style style:name="co9" style:family="table-column">
      <style:table-column-properties fo:break-before="auto" style:column-width="3.745cm"/>
    </style:style>
    <style:style style:name="co10" style:family="table-column">
      <style:table-column-properties fo:break-before="auto" style:column-width="3.44cm"/>
    </style:style>
    <style:style style:name="co11" style:family="table-column">
      <style:table-column-properties fo:break-before="auto" style:column-width="5.244cm"/>
    </style:style>
    <style:style style:name="co12" style:family="table-column">
      <style:table-column-properties fo:break-before="auto" style:column-width="3.27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transparent"/>
    </style:style>
    <style:style style:name="ce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font-name="Arial" fo:font-size="10pt" fo:language="hu" fo:country="HU" fo:font-style="normal" fo:text-shadow="none" style:text-underline-style="none" fo:font-weight="normal" style:text-underline-mode="continuous" style:text-line-through-mode="continuous" style:font-name-asian="Arial Unicode MS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/>
    </style:style>
    <style:style style:name="ce3" style:family="table-cell" style:parent-style-name="Default">
      <style:table-cell-properties fo:background-color="transparent"/>
      <style:text-properties fo:color="#000000" style:text-outline="false" style:text-line-through-style="none" style:font-name="MS Sans Serif" fo:font-size="10pt" fo:language="en" fo:country="US" fo:font-style="normal" fo:text-shadow="none" style:text-underline-style="none" fo:font-weight="normal" style:text-underline-mode="continuous" style:text-line-through-mode="continuous" style:font-name-asian="MS Sans Serif" style:font-size-asian="10pt" style:language-asian="en" style:country-asian="US" style:font-style-asian="normal" style:font-weight-asian="normal" style:font-name-complex="MS Sans Serif" style:font-size-complex="5.65000009536743pt" style:language-complex="en" style:country-complex="US" style:font-style-complex="normal" style:font-weight-complex="normal" style:text-emphasize="none" style:font-relief="none"/>
    </style:style>
    <style:style style:name="ce4" style:family="table-cell" style:parent-style-name="Default">
      <style:table-cell-properties fo:background-color="#ffff00"/>
    </style:style>
  </office:automatic-styles>
  <office:body>
    <office:spreadsheet>
      <table:table table:name="English" table:style-name="ta1" table:print="false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pa_4thEd.ott</text:p>
          </table:table-cell>
          <table:table-cell/>
          <table:table-cell office:value-type="string">
            <text:p>Kirk Job-Slud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bookmark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lassroom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Crystal.ots</text:p>
          </table:table-cell>
          <table:table-cell/>
          <table:table-cell office:value-type="string">
            <text:p>R Divakar</text:p>
          </table:table-cell>
          <table:table-cell office:value-type="string">
            <text:p>qdiv@hotmail.com</text:p>
          </table:table-cell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assignment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disciplinary_referral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lesson_plan_2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name_badge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dent_schedule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able_tent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.ott</text:p>
          </table:table-cell>
          <table:table-cell/>
          <table:table-cell office:value-type="string">
            <text:p>Matthias Ansorg</text:p>
          </table:table-cell>
          <table:table-cell office:value-type="string">
            <text:p>matthias@ansorgs.de</text:p>
          </table:table-cell>
          <table:table-cell office:value-type="string">
            <text:p>LGPL</text:p>
          </table:table-cell>
          <table:table-cell office:value-type="string">
            <text:p>http://matthias.ansorgs.de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dvloa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mcalculation.ots</text:p>
          </table:table-cell>
          <table:table-cell/>
          <table:table-cell office:value-type="string">
            <text:p>Vladimir Vuksan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lanceSheet1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_Account.ots</text:p>
          </table:table-cell>
          <table:table-cell/>
          <table:table-cell office:value-type="string">
            <text:p>Dave Le Huray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.ots</text:p>
          </table:table-cell>
          <table:table-cell/>
          <table:table-cell office:value-type="string">
            <text:p>William Peak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siness_plan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Loan_Condition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ompare_Two_Years_with_Graphs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2">
          <table:table-cell office:value-type="string">
            <text:p>finance</text:p>
          </table:table-cell>
          <table:table-cell office:value-type="string">
            <text:p>Deposit_Template_-_US_DOLLAR.ots</text:p>
          </table:table-cell>
          <table:table-cell/>
          <table:table-cell office:value-type="string">
            <text:p>Patrick Dunn</text:p>
          </table:table-cell>
          <table:table-cell office:value-type="string">
            <text:p><text:a xlink:href="mailto:pdunn5@gmail.com">pdunn5@gmail.com</text:a>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Giro_en.ott</text:p>
          </table:table-cell>
          <table:table-cell/>
          <table:table-cell office:value-type="string">
            <text:p>Kjetil Kilhavn</text:p>
          </table:table-cell>
          <table:table-cell table:number-columns-repeated="252"/>
        </table:table-row>
        <table:table-row table:style-name="ro1">
          <table:table-cell office:value-type="string">
            <text:p>finance</text:p>
          </table:table-cell>
          <table:table-cell office:value-type="string">
            <text:p>job_bid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oan.ots</text:p>
          </table:table-cell>
          <table:table-cell/>
          <table:table-cell office:value-type="string">
            <text:p>Scott Car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arketing_plan.ott</text:p>
          </table:table-cell>
          <table:table-cell/>
          <table:table-cell office:value-type="string">
            <text:p>Embellix</text:p>
          </table:table-cell>
          <table:table-cell office:value-type="string">
            <text:p>Rose Dewar</text:p>
          </table:table-cell>
          <table:table-cell table:number-columns-repeated="251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ortgage_buster.ots</text:p>
          </table:table-cell>
          <table:table-cell/>
          <table:table-cell office:value-type="string">
            <text:p>Tom Whit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ettyCash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rtfolio_manager.ots</text:p>
          </table:table-cell>
          <table:table-cell/>
          <table:table-cell office:value-type="string">
            <text:p>David Grant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ntal_returns.ots</text:p>
          </table:table-cell>
          <table:table-cell/>
          <table:table-cell office:value-type="string">
            <text:p>Michael K. Goode</text:p>
          </table:table-cell>
          <table:table-cell office:value-type="string">
            <text:p>michael.goode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unningBudget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SalesTargets.ots</text:p>
          </table:table-cell>
          <table:table-cell/>
          <table:table-cell office:value-type="string">
            <text:p>Graeme William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ap1107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fidentiality_Agreement.ott</text:p>
          </table:table-cell>
          <table:table-cell/>
          <table:table-cell office:value-type="string">
            <text:p>Christel Robert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contrac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Joint_ventur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maintenance_agreement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Not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artnership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PleadingGeneric.ott</text:p>
          </table:table-cell>
          <table:table-cell/>
          <table:table-cell office:value-type="string">
            <text:p>Rene Folse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System_maint_tmpl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/>
          <table:table-cell office:value-type="string">
            <text:p>Eva-Kathrin Rafel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eac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cyan-yellow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ack-orang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-yellow-whit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end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/>
          <table:table-cell office:value-type="string">
            <text:p>Todd J</text:p>
          </table:table-cell>
          <table:table-cell office:value-type="string">
            <text:p><text:a xlink:href="mailto:tbone@oddj">tbone@oddj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office:value-type="string">
            <text:p><text:a xlink:href="mailto:l56@ooextras">l56@ooextras</text:a>.org</text:p>
          </table:table-cell>
          <table:table-cell table:number-columns-repeated="246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kyLine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/>
          <table:table-cell office:value-type="string">
            <text:p>Katrin Wolf</text:p>
          </table:table-cell>
          <table:table-cell office:value-type="string">
            <text:p><text:a xlink:href="mailto:missmarple@gmx">missmarple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Dot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/>
          <table:table-cell office:value-type="string">
            <text:p>Angelus</text:p>
          </table:table-cell>
          <table:table-cell office:value-type="string">
            <text:p><text:a xlink:href="mailto:sanangelus@grnx">sanangelus@grn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ras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/>
          <table:table-cell office:value-type="string">
            <text:p>David Abbott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nd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<text:a xlink:href="http://kde-files.org/index.php?xsortmode">http://kde-files.org/index.php?xsortmode</text:a>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ees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/>
          <table:table-cell office:value-type="string">
            <text:p>Ana Flordelis Llorens</text:p>
          </table:table-cell>
          <table:table-cell office:value-type="string">
            <text:p><text:a xlink:href="mailto:aflordelis_15984@yahoo">aflordelis_15984@yahoo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/>
          <table:table-cell office:value-type="string">
            <text:p>Kris Nackaerts</text:p>
          </table:table-cell>
          <table:table-cell office:value-type="string">
            <text:p><text:a xlink:href="mailto:knackaerts@gmx">knackaerts@gmx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ltural.otp</text:p>
          </table:table-cell>
          <table:table-cell/>
          <table:table-cell office:value-type="string">
            <text:p>Pierre François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/>
          <table:table-cell office:value-type="string">
            <text:p>David Abbott</text:p>
          </table:table-cell>
          <table:table-cell office:value-type="string">
            <text:p><text:a xlink:href="mailto:ddb1@sbcglobal">ddb1@sbcglobal</text:a>.net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Desert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xslf@xslf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ot-print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/>
          <table:table-cell office:value-type="string">
            <text:p>shu minari</text:p>
          </table:table-cell>
          <table:table-cell office:value-type="string">
            <text:p><text:a xlink:href="mailto:foral@openoffice">foral@openoffice</text:a>.org</text:p>
          </table:table-cell>
          <table:table-cell/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<text:a xlink:href="mailto:titoferrada@hotmail">titoferrada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lobe_-_Presentation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2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blue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cyan-black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gray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lightblue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medium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d-pur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ay-green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Mosaic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_leaf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/>
          <table:table-cell office:value-type="string">
            <text:p>Paula Arnandis Machi</text:p>
          </table:table-cell>
          <table:table-cell office:value-type="string">
            <text:p><text:a xlink:href="mailto:arnandis_16@hotmail">arnandis_16@hotmail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ormatica2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/>
          <table:table-cell office:value-type="string">
            <text:p>Nobuyoshi Kikuchi</text:p>
          </table:table-cell>
          <table:table-cell office:value-type="string">
            <text:p><text:a xlink:href="mailto:letter.to.kiku@nifty">letter.to.kiku@nifty</text:a>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/>
          <table:table-cell office:value-type="string">
            <text:p>Wolfgang Rafelt</text:p>
          </table:table-cell>
          <table:table-cell office:value-type="string">
            <text:p><text:a xlink:href="mailto:wolfgang@rafelt">wolfgang@rafelt</text:a>.d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Eva-Kathrin Rafelt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_template.otp</text:p>
          </table:table-cell>
          <table:table-cell/>
          <table:table-cell office:value-type="string">
            <text:p>Cristián Rojas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mp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str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/>
          <table:table-cell office:value-type="string">
            <text:p>J Wardell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/>
          <table:table-cell office:value-type="string">
            <text:p>Marco Krau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vi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usic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Notepad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/>
          <table:table-cell office:value-type="string">
            <text:p>Andre Schnabel</text:p>
          </table:table-cell>
          <table:table-cell office:value-type="string">
            <text:p>andreschnabel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/>
          <table:table-cell office:value-type="string">
            <text:p>yngd</text:p>
          </table:table-cell>
          <table:table-cell office:value-type="string">
            <text:p><text:a xlink:href="mailto:yngd@openoffice">yngd@openoffice</text:a>.org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tra.otp</text:p>
          </table:table-cell>
          <table:table-cell/>
          <table:table-cell office:value-type="string">
            <text:p>David Loomans</text:p>
          </table:table-cell>
          <table:table-cell office:value-type="string">
            <text:p><text:a xlink:href="mailto:David@Daoni">David@Daoni</text:a>.be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/>
          <table:table-cell office:value-type="string">
            <text:p>Jonathon Coombes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ixel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/>
          <table:table-cell office:value-type="string">
            <text:p>Natalia</text:p>
          </table:table-cell>
          <table:table-cell office:value-type="string">
            <text:p>natalieta16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/>
          <table:table-cell office:value-type="string">
            <text:p>Alberto Ferrada Muñoz</text:p>
          </table:table-cell>
          <table:table-cell office:value-type="string">
            <text:p>titoferrada at hotmail.com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dos_coloridos2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redStar.otp</text:p>
          </table:table-cell>
          <table:table-cell/>
          <table:table-cell office:value-type="string">
            <text:p>Cárlisson Galdino</text:p>
          </table:table-cell>
          <table:table-cell office:value-type="string">
            <text:p><text:a xlink:href="mailto:Andarilho@javascript">Andarilho@javascript</text:a>.org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_Dot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/>
          <table:table-cell office:value-type="string">
            <text:p>Josef Frühwirt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Rose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/>
          <table:table-cell office:value-type="string">
            <text:p>catch</text:p>
          </table:table-cell>
          <table:table-cell office:value-type="string">
            <text:p><text:a xlink:href="mailto:y-catch@ja2">y-catch@ja2</text:a>.so-net.ne.jp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bologia.otp</text:p>
          </table:table-cell>
          <table:table-cell/>
          <table:table-cell office:value-type="string">
            <text:p>Lucas Filho</text:p>
          </table:table-cell>
          <table:table-cell office:value-type="string">
            <text:p>lucascoe@yahoo.com.br</text:p>
          </table:table-cell>
          <table:table-cell office:value-type="string">
            <text:p>LGPL</text:p>
          </table:table-cell>
          <table:table-cell office:value-type="string">
            <text:p>http://www.open-ce.com.br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Simple.otp</text:p>
          </table:table-cell>
          <table:table-cell/>
          <table:table-cell office:value-type="string">
            <text:p>Dhiren Modi</text:p>
          </table:table-cell>
          <table:table-cell office:value-type="string">
            <text:p><text:a xlink:href="mailto:dmodi@UDel">dmodi@UDel</text:a>.Edu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slides_blue-penrose_nojhan.otp</text:p>
          </table:table-cell>
          <table:table-cell/>
          <table:table-cell office:value-type="string">
            <text:p>nojhan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/>
          <table:table-cell office:value-type="string">
            <text:p>Travis Bauer</text:p>
          </table:table-cell>
          <table:table-cell office:value-type="string">
            <text:p>l56@ooextras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elDesign.otp</text:p>
          </table:table-cell>
          <table:table-cell/>
          <table:table-cell office:value-type="string">
            <text:p>Leif Lodah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steps.otp</text:p>
          </table:table-cell>
          <table:table-cell/>
          <table:table-cell office:value-type="string">
            <text:p>Shoshannah Forbes</text:p>
          </table:table-cell>
          <table:table-cell office:value-type="string">
            <text:p><text:a xlink:href="mailto:xslf@xslf">xslf@xslf</text:a>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/>
          <table:table-cell office:value-type="string">
            <text:p>Todd J</text:p>
          </table:table-cell>
          <table:table-cell office:value-type="string">
            <text:p>tbone@oddj.net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Travis Bauer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oulumne.otp</text:p>
          </table:table-cell>
          <table:table-cell/>
          <table:table-cell office:value-type="string">
            <text:p>Lukas A Krol</text:p>
          </table:table-cell>
          <table:table-cell table:number-columns-repeated="252"/>
        </table:table-row>
        <table:table-row table:style-name="ro2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/>
          <table:table-cell office:value-type="string">
            <text:p>Tom Emerson</text:p>
          </table:table-cell>
          <table:table-cell office:value-type="string">
            <text:p><text:a xlink:href="mailto:osnut@pacbell">osnut@pacbell</text:a>.net</text:p>
          </table:table-cell>
          <table:table-cell table:number-columns-repeated="251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office:value-type="string">
            <text:p>Ooo 42</text:p>
          </table:table-cell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http://ooo42.org/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blue_sky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hite-red_3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re_Gulls_-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3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4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-2005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ith-years.otp</text:p>
          </table:table-cell>
          <table:table-cell/>
          <table:table-cell office:value-type="string">
            <text:p>Denice Deatri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0-20_Number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163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-Z_Lettering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AveryA4CDTemplate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brochure_2page.ott</text:p>
          </table:table-cell>
          <table:table-cell/>
          <table:table-cell office:value-type="string">
            <text:p>Gerry Roderick Singleton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pg.ots</text:p>
          </table:table-cell>
          <table:table-cell office:value-type="string">
            <text:p>OpenOffice.org</text:p>
          </table:table-cell>
          <table:table-cell office:value-type="string">
            <text:p>Paul Gres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ar_Quarterly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alender.ots</text:p>
          </table:table-cell>
          <table:table-cell/>
          <table:table-cell office:value-type="string">
            <text:p>Akshat Dave</text:p>
          </table:table-cell>
          <table:table-cell/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ACK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.ott</text:p>
          </table:table-cell>
          <table:table-cell/>
          <table:table-cell office:value-type="string">
            <text:p>Reginald RICQUI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-JewelCase.ott</text:p>
          </table:table-cell>
          <table:table-cell/>
          <table:table-cell office:value-type="string">
            <text:p>Arek StaroD</text:p>
          </table:table-cell>
          <table:table-cell office:value-type="string">
            <text:p>4rek@poczta.onet.pl</text:p>
          </table:table-cell>
          <table:table-cell office:value-type="string">
            <text:p>LGPL or 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Pressit.otg</text:p>
          </table:table-cell>
          <table:table-cell/>
          <table:table-cell office:value-type="string">
            <text:p>Johan Vromans</text:p>
          </table:table-cell>
          <table:table-cell/>
          <table:table-cell office:value-type="string">
            <text:p>PD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table:number-columns-repeated="251"/>
        </table:table-row>
        <table:table-row table:style-name="ro1">
          <table:table-cell office:value-type="string">
            <text:p>misc</text:p>
          </table:table-cell>
          <table:table-cell office:value-type="string">
            <text:p>CD_Template.otg</text:p>
          </table:table-cell>
          <table:table-cell/>
          <table:table-cell office:value-type="string">
            <text:p>Sean Mahnke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ertificate_of_appreciation.ott</text:p>
          </table:table-cell>
          <table:table-cell table:number-columns-repeated="254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idential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flictOfInterestNotic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gratulations_Banner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consolidation_eng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onvention_Schedule.ots</text:p>
          </table:table-cell>
          <table:table-cell/>
          <table:table-cell office:value-type="string">
            <text:p>Mike Thorn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Cro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documentation.ott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cellence_award_2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Expense_Report_Template.ots</text:p>
          </table:table-cell>
          <table:table-cell/>
          <table:table-cell office:value-type="string">
            <text:p>Carter C. Biel</text:p>
          </table:table-cell>
          <table:table-cell office:value-type="string">
            <text:p>carbiel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Extra_Savings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irst_Class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lowchart.otg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funkeCDCover.otg</text:p>
          </table:table-cell>
          <table:table-cell table:number-columns-repeated="3"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James Haley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_011d_en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Keep_Dry_Labels_7169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Landscape_Booklet.ott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apCharts.ots</text:p>
          </table:table-cell>
          <table:table-cell/>
          <table:table-cell office:value-type="string">
            <text:p>Svatopluk Vit</text:p>
          </table:table-cell>
          <table:table-cell office:value-type="string">
            <text:p>svatopluk.vit@seznam.cz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onth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Template.ott</text:p>
          </table:table-cell>
          <table:table-cell/>
          <table:table-cell office:value-type="string">
            <text:p>John Doe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1.ott</text:p>
          </table:table-cell>
          <table:table-cell/>
          <table:table-cell office:value-type="string">
            <text:p>Rose Dewar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newsletter_2.ott</text:p>
          </table:table-cell>
          <table:table-cell/>
          <table:table-cell office:value-type="string">
            <text:p>Rose Dewa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New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OOoCalendar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CD.otg</text:p>
          </table:table-cell>
          <table:table-cell/>
          <table:table-cell office:value-type="string">
            <text:p>Johan Vromans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origamiletter.ott</text:p>
          </table:table-cell>
          <table:table-cell/>
          <table:table-cell office:value-type="string">
            <text:p>Michelle Williams</text:p>
          </table:table-cell>
          <table:table-cell office:value-type="string">
            <text:p>michelle@michmog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et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icecard.ots</text:p>
          </table:table-cell>
          <table:table-cell table:number-columns-repeated="3"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Privat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ote.ott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Recycle_Me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epeatedMeasuresANOVA.ots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ale.otg</text:p>
          </table:table-cell>
          <table:table-cell/>
          <table:table-cell office:value-type="string">
            <text:p>Akira Matsumiya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Seed_Packets.ott</text:p>
          </table:table-cell>
          <table:table-cell/>
          <table:table-cell office:value-type="string">
            <text:p>Robin Monks</text:p>
          </table:table-cell>
          <table:table-cell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old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Statistical_calculator.ots</text:p>
          </table:table-cell>
          <table:table-cell/>
          <table:table-cell office:value-type="string">
            <text:p>David William Cowell</text:p>
          </table:table-cell>
          <table:table-cell office:value-type="string">
            <text:p>davidwcowell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office:value-type="string">
            <text:p>www.ekitsonline.com</text:p>
          </table:table-cell>
          <table:table-cell office:value-type="string">
            <text:p>Jim Parry</text:p>
          </table:table-cell>
          <table:table-cell office:value-type="string">
            <text:p>jim@ekitsonline.com</text:p>
          </table:table-cell>
          <table:table-cell office:value-type="string">
            <text:p>LGPL</text:p>
          </table:table-cell>
          <table:table-cell office:value-type="string">
            <text:p>http://documentation.openoffice.org/Samples_Templates/User/template_2_x/writer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itle_Page_Template.ott</text:p>
          </table:table-cell>
          <table:table-cell/>
          <table:table-cell office:value-type="string">
            <text:p>Armin Keller</text:p>
          </table:table-cell>
          <table:table-cell office:value-type="string">
            <text:p>arminkeller@gmail.com</text:p>
          </table:table-cell>
          <table:table-cell office:value-type="string">
            <text:p>PD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_v07.ott</text:p>
          </table:table-cell>
          <table:table-cell/>
          <table:table-cell office:value-type="string">
            <text:p>Pavel Duda </text:p>
          </table:table-cell>
          <table:table-cell office:value-type="string">
            <text:p>ghuul@email.cz</text:p>
          </table:table-cell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utorial.ott</text:p>
          </table:table-cell>
          <table:table-cell/>
          <table:table-cell office:value-type="string">
            <text:p>Peter Hillier-Brook</text:p>
          </table:table-cell>
          <table:table-cell table:number-columns-repeated="252"/>
        </table:table-row>
        <table:table-row table:style-name="ro1">
          <table:table-cell office:value-type="string">
            <text:p>misc</text:p>
          </table:table-cell>
          <table:table-cell office:value-type="string">
            <text:p>validation_en.ots</text:p>
          </table:table-cell>
          <table:table-cell/>
          <table:table-cell office:value-type="string">
            <text:p>Olivier Haegi</text:p>
          </table:table-cell>
          <table:table-cell office:value-type="string">
            <text:p>olivier.haegi@free.fr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VHS.otg</text:p>
          </table:table-cell>
          <table:table-cell/>
          <table:table-cell office:value-type="string">
            <text:p>Travis Bauer</text:p>
          </table:table-cell>
          <table:table-cell/>
          <table:table-cell office:value-type="string">
            <text:p>LGPL</text:p>
          </table:table-cell>
          <table:table-cell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WeeklyCalendar.ots</text:p>
          </table:table-cell>
          <table:table-cell/>
          <table:table-cell office:value-type="string">
            <text:p>Valden Longhurst</text:p>
          </table:table-cell>
          <table:table-cell office:value-type="string">
            <text:p>jane.2494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writertemplate.ott</text:p>
          </table:table-cell>
          <table:table-cell/>
          <table:table-cell office:value-type="string">
            <text:p>Scott Carr</text:p>
          </table:table-cell>
          <table:table-cell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bc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env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abel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l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r_memo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.otg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s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iness_card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CG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elope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v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Letter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CoverShee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ax_cover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lobe_-_Business_Card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business_car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letterhead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1_statement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10_envelop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business_car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fax_cov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Invoice_form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letterhead.ott</text:p>
          </table:table-cell>
          <table:table-cell office:value-type="string">
            <text:p>Canon</text:p>
          </table:table-cell>
          <table:table-cell table:number-columns-repeated="2"/>
          <table:table-cell table:style-name="ce3" table:number-columns-repeated="2"/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ress_release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d_2_purchase_order.ott</text:p>
          </table:table-cell>
          <table:table-cell office:value-type="string">
            <text:p>Canon</text:p>
          </table:table-cell>
          <table:table-cell table:number-columns-repeated="253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billing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InvoiceTemplat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Job_Invoic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s_fanc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abel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tterhead_sandy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h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_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business_card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ax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file_folder_label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invoice_form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letter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mail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return_address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organica_shipping_labels.ott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CPL</text:p>
          </table:table-cell>
          <table:table-cell office:value-type="string">
            <text:p>http://kde-files.org/content/show.php/Organica+Business+Forms?content=3195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astDueNotice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ersonal_Business_Cards_A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alesinvoice.ots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erviceTerminatio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mplefax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ingle_Page_Fax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ttendanceCalenda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usiness_Letter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orporateRepor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ailyToDo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umanist_Report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FollowU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etingPreparation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embership_Fee_payment_status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org_char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3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eport_Or_Paper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roster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Weekly_Timesheet.ots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2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ad_resume3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urriculum_Vitae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CV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ilyCalenda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ayreview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diarypag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ventlis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xample-resum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greeting_card_kids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me_buying_estimato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ousehold_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a4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humanist_resume_letter.ott</text:p>
          </table:table-cell>
          <table:table-cell/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Job_Application.ott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onthly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OpenOffice_Budget_Template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ackinglist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-budge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Expenses_Report_ct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Personal_Money_Management_Template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cipe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documentation.openoffice.org/Samples_Templates/User/template_2_x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1.1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-_Fancy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resume_4.ott</text:p>
          </table:table-cell>
          <table:table-cell table:number-columns-repeated="3"/>
          <table:table-cell table:style-name="ce3" office:value-type="string">
            <text:p>LGPL</text:p>
          </table:table-cell>
          <table:table-cell table:style-name="ce3" office:value-type="string">
            <text:p>http://documentation.openoffice.org/Samples_Templates/User/template/index.html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notes.ott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hopping_list_with_dropdown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Sudoku_blank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odo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sit.ott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dding_planner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ly-plan.otg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ek_plan.otg</text:p>
          </table:table-cell>
          <table:table-cell table:number-columns-repeated="3"/>
          <table:table-cell office:value-type="string">
            <text:p>LGPL</text:p>
          </table:table-cell>
          <table:table-cell table:style-name="ce3" office:value-type="string">
            <text:p>http://www.ooextras.org/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WeightTracker.ots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Focused_Discussion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Introducing_New_Product.otp</text:p>
          </table:table-cell>
          <table:table-cell/>
          <table:table-cell office:value-type="string">
            <text:p>Mridul Khan</text:p>
          </table:table-cell>
          <table:table-cell office:value-type="string">
            <text:p>mridul.khan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Orangedric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RedCircle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Stylish.otp</text:p>
          </table:table-cell>
          <table:table-cell/>
          <table:table-cell office:value-type="string">
            <text:p>Aurélien Pocheville</text:p>
          </table:table-cell>
          <table:table-cell office:value-type="string">
            <text:p>slurdge@slurdge.org</text:p>
          </table:table-cell>
          <table:table-cell office:value-type="string">
            <text:p>PDL</text:p>
          </table:table-cell>
          <table:table-cell office:value-type="string">
            <text:p>http://documentation.openoffice.org/Samples_Templates/User/template_2_x/impress/index.html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1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2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3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template4.otp</text:p>
          </table:table-cell>
          <table:table-cell/>
          <table:table-cell office:value-type="string">
            <text:p>Antanas Stasius</text:p>
          </table:table-cell>
          <table:table-cell office:value-type="string">
            <text:p>auxaliutis@g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Finance</text:p>
          </table:table-cell>
          <table:table-cell office:value-type="string">
            <text:p>Amortization-Schedule.ots</text:p>
          </table:table-cell>
          <table:table-cell/>
          <table:table-cell table:style-name="ce2" office:value-type="string">
            <text:p>Rob Robert Wadley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ook template.ott</text:p>
          </table:table-cell>
          <table:table-cell/>
          <table:table-cell office:value-type="string">
            <text:p>Donald Adé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alogSheetEg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CoverLetter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References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personalResume.ott</text:p>
          </table:table-cell>
          <table:table-cell/>
          <table:table-cell table:style-name="ce2" office:value-type="string">
            <text:p>Sean Persons</text:p>
          </table:table-cell>
          <table:table-cell/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pos.ots</text:p>
          </table:table-cell>
          <table:table-cell/>
          <table:table-cell office:value-type="string">
            <text:p>Tanm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tyro_rota 05b.ots</text:p>
          </table:table-cell>
          <table:table-cell/>
          <table:table-cell office:value-type="string">
            <text:p>Steve Churchill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mpladient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GreenNGray.otp</text:p>
          </table:table-cell>
          <table:table-cell/>
          <table:table-cell office:value-type="string">
            <text:p>vimalkumar velayudha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/>
          <table:table-cell office:value-type="string">
            <text:p>Sean Parsons</text:p>
          </table:table-cell>
          <table:table-cell office:value-type="string">
            <text:p>sean@thelinuxbox.org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 table:number-rows-repeated="65101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German" table:style-name="ta1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3" table:default-cell-style-name="ce1"/>
        <table:table-column table:style-name="co7" table:default-cell-style-name="ce1"/>
        <table:table-column table:style-name="co1" table:number-columns-repeated="249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Jahres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Meine_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chulnote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stundenplan_und_vorlesungsplan.ots</text:p>
          </table:table-cell>
          <table:table-cell/>
          <table:table-cell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rbeitszeiterfassung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z.ots</text:p>
          </table:table-cell>
          <table:table-cell/>
          <table:table-cell office:value-type="string">
            <text:p>Peter Knott, Bonn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udgetAufDeutsch.ots</text:p>
          </table:table-cell>
          <table:table-cell/>
          <table:table-cell office:value-type="string">
            <text:p>Dr. Matthias Pfeiffer</text:p>
          </table:table-cell>
          <table:table-cell/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discount_zertifikate_rechner.ots</text:p>
          </table:table-cell>
          <table:table-cell/>
          <table:table-cell office:value-type="string">
            <text:p>Wolfgang Pribitzer</text:p>
          </table:table-cell>
          <table:table-cell office:value-type="string">
            <text:p>priwo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nergie_verbrauchstabell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inanzuebersicht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ushaltsbuch_vordruck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ypothekenberechnung.ots</text:p>
          </table:table-cell>
          <table:table-cell/>
          <table:table-cell office:value-type="string">
            <text:p>Jörg Leistikow</text:p>
          </table:table-cell>
          <table:table-cell office:value-type="string">
            <text:p>j.leistikow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.ots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2.ots</text:p>
          </table:table-cell>
          <table:table-cell/>
          <table:table-cell office:value-type="string">
            <text:p>Cornelia Meggle</text:p>
          </table:table-cell>
          <table:table-cell office:value-type="string">
            <text:p>conny_m45@hotmai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6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200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druck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assenbuch_vorlage_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lassen_schulnoten-verwaltung_noten_1_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onto.ott</text:p>
          </table:table-cell>
          <table:table-cell/>
          <table:table-cell office:value-type="string">
            <text:p>Christoph Schultz</text:p>
          </table:table-cell>
          <table:table-cell office:value-type="string">
            <text:p>ic-schultz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6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7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8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09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Kraftstoff_Kilometer_Kostenrechner_2010.ots</text:p>
          </table:table-cell>
          <table:table-cell office:value-type="string">
            <text:p>IMBIO Inst.</text:p>
          </table:table-cell>
          <table:table-cell table:number-columns-repeated="2"/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Lastschrift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wstbruttonetto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OoReise.ots</text:p>
          </table:table-cell>
          <table:table-cell/>
          <table:table-cell office:value-type="string">
            <text:p>Stefan Weigel</text:p>
          </table:table-cell>
          <table:table-cell office:value-type="string">
            <text:p>swubuntu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quittung.ott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Rechnungs_Vorlage.ots</text:p>
          </table:table-cell>
          <table:table-cell office:value-type="string">
            <text:p>Office Center EPJ</text:p>
          </table:table-cell>
          <table:table-cell office:value-type="string">
            <text:p>Ernst Peter Jonen</text:p>
          </table:table-cell>
          <table:table-cell office:value-type="string">
            <text:p>epj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taetigkeitsberich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Ueberweisungsformular.ott</text:p>
          </table:table-cell>
          <table:table-cell office:value-type="string">
            <text:p>Office Center EPJ</text:p>
          </table:table-cell>
          <table:table-cell office:value-type="string">
            <text:p>Karen Steffen</text:p>
          </table:table-cell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bildungsnachweis2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ausgab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Begleitan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Checkliste_Hauswartung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dienstreisean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einnahmebelege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hrtenbuch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formlich_dringend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Fax_privat_personlich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chsnotiz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gespraechsnotiz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kariertes_blatt_a4_5mm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-Begleitschreib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brief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kurz_begleitschreiben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lernkarteikarten_4x10_stueck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pkw_kaufvertra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protokoll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quittungen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rechnung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reisekostenabrechnung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orms</text:p>
          </table:table-cell>
          <table:table-cell office:value-type="string">
            <text:p>smily_calender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eberweisungstraeger.ott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urlaubsplaner_2006.ots</text:p>
          </table:table-cell>
          <table:table-cell table:number-columns-repeated="254"/>
        </table:table-row>
        <table:table-row table:style-name="ro1">
          <table:table-cell office:value-type="string">
            <text:p>forms</text:p>
          </table:table-cell>
          <table:table-cell office:value-type="string">
            <text:p>zeichenblatt_din_en_iso_5457_einfach_ohne_din_schrift.ott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A4-kariert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WavesTempl-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utterfli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colo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_1x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heck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irc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Sta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BlueWhiteFlow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Letter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MultiStars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OrangeTextur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Pink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nowFlack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ASpark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du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ma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spai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Foral-Studio_A01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jp-te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arteikar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ndscap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Templ-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20_bas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_Fresa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lief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ep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techno_sphere_template.otp</text:p>
          </table:table-cell>
          <table:table-cell table:number-columns-repeated="254"/>
        </table:table-row>
        <table:table-row table:style-name="ro1">
          <table:table-cell office:value-type="string">
            <text:p>presnt</text:p>
          </table:table-cell>
          <table:table-cell office:value-type="string">
            <text:p>umweltschutz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UserGroup_agend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schwarz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_weiss.otp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rueckseit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2_cd_inlays_fuer_vorderseite_je_2_seitig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hoch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breissblatt_A4_quer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1_adresse_24x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bfrage_24_adress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dressetiketten_3x8st_a_4x7cm_auswahl_1_etiket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breit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fur_schmale_Sichtfenst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ktenordnerbeschriftung_zum_Kleben_fur_breite_Ordner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6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09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nwesenheitsliste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ftragsbestaetigung_vorlage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Automatischer_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berichtsvorlage_5gestalt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Briefumschlag_C4_Kuvert_Querformat.ott</text:p>
          </table:table-cell>
          <table:table-cell/>
          <table:table-cell office:value-type="string">
            <text:p>Harald Schilly</text:p>
          </table:table-cell>
          <table:table-cell office:value-type="string">
            <text:p>mysteron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Booklet_4-seitig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Ruck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Inlays_Vorderseite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-Labels.otg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4_seitig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booklet_inlet_audio_1_crosslin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cove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huelle_fuer_duenne_huellen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inlay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labels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cd_papierhuell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enstreiseausgleich_nach26_Ziff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hoch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IN_A4_quer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divi_2x6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PTC_pyramids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huell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entwurf.ott</text:p>
          </table:table-cell>
          <table:table-cell/>
          <table:table-cell office:value-type="string">
            <text:p>Uwe Altman</text:p>
          </table:table-cell>
          <table:table-cell office:value-type="string">
            <text:p>(uwe.altmann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Familien-Termin-Kalender-2007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Ferien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glueckwunschkarte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Gutschei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inlay_set_fuer_cd_boxen.otg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5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ooo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horizont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Jahreskalender_vertikal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skalender_2.ots</text:p>
          </table:table-cell>
          <table:table-cell/>
          <table:table-cell office:value-type="string">
            <text:p>Katja Hoffmann</text:p>
          </table:table-cell>
          <table:table-cell table:number-columns-repeated="2"/>
          <table:table-cell office:value-type="string">
            <text:p>http://www.katjapproved.de/templates/index.html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5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6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Hoch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alender_2007_Querformat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b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Kleine_Zeitung_front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matheblatt_hz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Monatlicher_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flegetagebuch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6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7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8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09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Projektkalender_2010.ots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Quittungen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icht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chulausgangsschrift_druck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sprach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buch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geskalend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geld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asche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7_2008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erminkalender_2009_2010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ennblaetter.ots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urkunden_vorlage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vorlage_studienarbeit_mehrseitiger_verzeichnisteil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wissenschaftliche_hausarbeit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asis_briefvorlag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gleitanschreibe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ewerbung_vorlag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umschlag_c4_kuvert_querformat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din_brief_geschaeftli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leganter_tabellarischer_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mailformular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entschuldig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foermliches_privatfax_dringen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geschaeftsbrief_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er_tabellarischer_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klassisch_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2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benslauf3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aengelanzeige_und_mietminder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emo1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brie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moderner_tabellarischer_lebenslauf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ostkarte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ch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brief_mit_feldern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privatfax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ellenbewerbung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zahlungsaufforderun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agenda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enzinrechner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discount_zertifikate_rechner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ergebnisprotokoll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fahrtenbuch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rbeit.ott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auftrag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rojektplanung.ots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-_und_Vorlesungsplan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Stundenzettel.ots</text:p>
          </table:table-cell>
          <table:table-cell/>
          <table:table-cell table:style-name="ce3" office:value-type="string">
            <text:p>Sven Vermeulen</text:p>
          </table:table-cell>
          <table:table-cell office:value-type="string">
            <text:p>sven.vermeule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todo_liste_handschriftlich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Zeiterfassungsbogen.ots</text:p>
          </table:table-cell>
          <table:table-cell table:number-columns-repeated="254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ergebnisprotokoll_handschriftlich.ott</text:p>
          </table:table-cell>
          <table:table-cell/>
          <table:table-cell office:value-type="string">
            <text:p>Bernd Hilgenberg</text:p>
          </table:table-cell>
          <table:table-cell office:value-type="string">
            <text:p>openoffice@hdvo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faltkarte.otg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mitarbeiterplanung_2006.ots</text:p>
          </table:table-cell>
          <table:table-cell/>
          <table:table-cell office:value-type="string">
            <text:p>Jürgen Döhler</text:p>
          </table:table-cell>
          <table:table-cell office:value-type="string">
            <text:p>j.doehler@online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_popup.ott</text:p>
          </table:table-cell>
          <table:table-cell/>
          <table:table-cell office:value-type="string">
            <text:p>Tibor Attila Anca</text:p>
          </table:table-cell>
          <table:table-cell table:number-columns-repeated="252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vitalwerte.ots</text:p>
          </table:table-cell>
          <table:table-cell/>
          <table:table-cell office:value-type="string">
            <text:p>Alfons Mair</text:p>
          </table:table-cell>
          <table:table-cell office:value-type="string">
            <text:p>am@schweineohr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aktikumsbericht.otp</text:p>
          </table:table-cell>
          <table:table-cell/>
          <table:table-cell office:value-type="string">
            <text:p>Sven Vermeulen</text:p>
          </table:table-cell>
          <table:table-cell office:value-type="string">
            <text:p>Siboy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entwicklung.otp</text:p>
          </table:table-cell>
          <table:table-cell/>
          <table:table-cell office:value-type="string">
            <text:p>Anke-Maria Mühlner</text:p>
          </table:table-cell>
          <table:table-cell office:value-type="string">
            <text:p>edvmuehlner@aol.com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presnt</text:p>
          </table:table-cell>
          <table:table-cell office:value-type="string">
            <text:p>Produktplanung-Verkauf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-2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am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tech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Unternehmensbericht.otp</text:p>
          </table:table-cell>
          <table:table-cell/>
          <table:table-cell office:value-type="string">
            <text:p>Rolf Meyer</text:p>
          </table:table-cell>
          <table:table-cell office:value-type="string">
            <text:p>rolf@ooo42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.ott</text:p>
          </table:table-cell>
          <table:table-cell/>
          <table:table-cell office:value-type="string">
            <text:p>Florian Schuh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riefvorlage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fahrtenbuch.ots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Invoice-Rechnung.ots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lassen-Schulnoten-Verwaltung_Noten_1-6.ots</text:p>
          </table:table-cell>
          <table:table-cell/>
          <table:table-cell office:value-type="string">
            <text:p>Cord Santelmann</text:p>
          </table:table-cell>
          <table:table-cell office:value-type="string">
            <text:p>csantelmann@gmx.de</text:p>
          </table:table-cell>
          <table:table-cell office:value-type="string">
            <text:p>L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Kursnoten_15_Punkte.ots</text:p>
          </table:table-cell>
          <table:table-cell/>
          <table:table-cell office:value-type="string">
            <text:p>Cord Santelmann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otiz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Standard Geschaeftlich Neutral.ott</text:p>
          </table:table-cell>
          <table:table-cell/>
          <table:table-cell office:value-type="string">
            <text:p>Reiner Block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Personal</text:p>
          </table:table-cell>
          <table:table-cell office:value-type="string">
            <text:p>tabellarischer_lebenslauf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12_Blatt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3">
          <table:table-cell office:value-type="string">
            <text:p>misc</text:p>
          </table:table-cell>
          <table:table-cell office:value-type="string">
            <text:p>3_Monatsuebersicht_Kalender_fuer_Notiz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3">
          <table:table-cell office:value-type="string">
            <text:p>misc</text:p>
          </table:table-cell>
          <table:table-cell office:value-type="string">
            <text:p>3_Monatsuebersicht_Kalender_mit_Geburtstag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FOTOKALENDER_mit_Geburtstagen.ots</text:p>
          </table:table-cell>
          <table:table-cell/>
          <table:table-cell office:value-type="string">
            <text:p>Bernhard Gottwald</text:p>
          </table:table-cell>
          <table:table-cell office:value-type="string">
            <text:p>GottwaldBernhard@web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gantt.ots</text:p>
          </table:table-cell>
          <table:table-cell/>
          <table:table-cell office:value-type="string">
            <text:p>Rudolf Braumann</text:p>
          </table:table-cell>
          <table:table-cell office:value-type="string">
            <text:p>r.braumann@gmx.de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 table:number-rows-repeated="6517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Hungarian" table:style-name="ta1" table:print="false">
        <office:forms form:automatic-focus="false" form:apply-design-mode="false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" table:number-columns-repeated="252" table:default-cell-style-name="ce1"/>
        <table:table-row table:style-name="ro1">
          <table:table-cell office:value-type="string">
            <text:p>Section</text:p>
          </table:table-cell>
          <table:table-cell office:value-type="string">
            <text:p>Filename, mask or all</text:p>
          </table:table-cell>
          <table:table-cell office:value-type="string">
            <text:p>Contributor's Company</text:p>
          </table:table-cell>
          <table:table-cell office:value-type="string">
            <text:p>Contributor/Collector</text:p>
          </table:table-cell>
          <table:table-cell office:value-type="string">
            <text:p>E-mail</text:p>
          </table:table-cell>
          <table:table-cell office:value-type="string">
            <text:p>License</text:p>
          </table:table-cell>
          <table:table-cell office:value-type="string">
            <text:p>Homepage</text:p>
          </table:table-cell>
          <table:table-cell office:value-type="string">
            <text:p>Translations</text:p>
          </table:table-cell>
          <table:table-cell office:value-type="string">
            <text:p>Modifications</text:p>
          </table:table-cell>
          <table:table-cell table:number-columns-repeated="247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chequer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ed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inlog.otg</text:p>
          </table:table-cell>
          <table:table-cell table:number-columns-repeated="254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2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A4-lin_3mm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in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loglog.otg</text:p>
          </table:table-cell>
          <table:table-cell table:number-columns-repeated="254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black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orange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millimeter_red.ott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A4-rhomb.otg</text:p>
          </table:table-cell>
          <table:table-cell office:value-type="string">
            <text:p>Office Center EPJ</text:p>
          </table:table-cell>
          <table:table-cell/>
          <table:table-cell office:value-type="string">
            <text:p>info@office-center-epj.de</text:p>
          </table:table-cell>
          <table:table-cell office:value-type="string">
            <text:p>LGPL</text:p>
          </table:table-cell>
          <table:table-cell office:value-type="string">
            <text:p>http://www.office-center-epj.de/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Meresi_jegyzokonyv_-_Iskolai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1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2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educate</text:p>
          </table:table-cell>
          <table:table-cell office:value-type="string">
            <text:p>Sorvezeto_3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educate</text:p>
          </table:table-cell>
          <table:table-cell office:value-type="string">
            <text:p>thesis_k.ott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Banki_atutal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Csekkminta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eves_beszamolo_eredmenykimutatas_egyszerusitett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Hazi_koltsegvete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24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msz16177.ots</text:p>
          </table:table-cell>
          <table:table-cell table:number-columns-repeated="254"/>
        </table:table-row>
        <table:table-row table:style-name="ro1">
          <table:table-cell office:value-type="string">
            <text:p>finance</text:p>
          </table:table-cell>
          <table:table-cell office:value-type="string">
            <text:p>Napi_kiadas.ots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finance</text:p>
          </table:table-cell>
          <table:table-cell office:value-type="string">
            <text:p>Olvass.el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forms</text:p>
          </table:table-cell>
          <table:table-cell office:value-type="string">
            <text:p>Alairasi_cimpeldan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kolcsonzes.ott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office:value-type="string">
            <text:p><text:a xlink:href="http://hu.openoffice.org/">http://hu.openoffice.org/</text:a></text:p>
          </table:table-cell>
          <table:table-cell/>
          <table:table-cell office:value-type="string">
            <text:p>KAMI</text:p>
          </table:table-cell>
          <table:table-cell table:number-columns-repeated="247"/>
        </table:table-row>
        <table:table-row table:style-name="ro2">
          <table:table-cell office:value-type="string">
            <text:p>forms</text:p>
          </table:table-cell>
          <table:table-cell office:value-type="string">
            <text:p>Auto_berbeadasi_megallapoda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Beszelgetesi_jegy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elo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haszonelvez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-adasveteli_szerzodes_tarsashaz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Ingatlancsere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Kiado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Meghatalmazas_penzfelvete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Reklammu_atruhaz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alkalmazotti_nyilatkoza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legalizacio_etikai_kodex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Szoftver_felhasznalasi_szerzod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forms</text:p>
          </table:table-cell>
          <table:table-cell office:value-type="string">
            <text:p>Vegrendelet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forms</text:p>
          </table:table-cell>
          <table:table-cell office:value-type="string">
            <text:p>Veszelyes_allat_tartasi_engedely_kerelem.ott</text:p>
          </table:table-cell>
          <table:table-cell/>
          <table:table-cell office:value-type="string">
            <text:p>BA</text:p>
          </table:table-cell>
          <table:table-cell office:value-type="string">
            <text:p>battila9@freemail.hu</text:p>
          </table:table-cell>
          <table:table-cell office:value-type="string">
            <text:p>LGPL</text:p>
          </table:table-cell>
          <table:table-cell table:number-columns-repeated="2"/>
          <table:table-cell office:value-type="string">
            <text:p>KAMI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Bulletin_1.ott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Alap_ures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Normal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CD_sablon_Vekony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DVD_sablon.otg</text:p>
          </table:table-cell>
          <table:table-cell/>
          <table:table-cell office:value-type="string">
            <text:p>Mészáros Csaba</text:p>
          </table:table-cell>
          <table:table-cell office:value-type="string">
            <text:p>csablak@freemail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HV_kemenyseg_vizsgala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Meresi_lap-turessel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-hetfovel.ots</text:p>
          </table:table-cell>
          <table:table-cell table:number-columns-repeated="5"/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misc</text:p>
          </table:table-cell>
          <table:table-cell office:value-type="string">
            <text:p>Naptar_sablon-kombinalt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programtar_nagy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misc</text:p>
          </table:table-cell>
          <table:table-cell office:value-type="string">
            <text:p>Rugo_meretezes.ots</text:p>
          </table:table-cell>
          <table:table-cell/>
          <table:table-cell office:value-type="string">
            <text:p>Harsányi Zoltán</text:p>
          </table:table-cell>
          <table:table-cell office:value-type="string">
            <text:p>Zoltan.Harsanyi@euro-elzett.hu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1">
          <table:table-cell office:value-type="string">
            <text:p>misc</text:p>
          </table:table-cell>
          <table:table-cell office:value-type="string">
            <text:p>Tick_Labels_7651.ott</text:p>
          </table:table-cell>
          <table:table-cell table:number-columns-repeated="254"/>
        </table:table-row>
        <table:table-row table:style-name="ro1">
          <table:table-cell office:value-type="string">
            <text:p>misc</text:p>
          </table:table-cell>
          <table:table-cell office:value-type="string">
            <text:p>trifold.ott</text:p>
          </table:table-cell>
          <table:table-cell table:number-columns-repeated="254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Buscard_1.ott</text:p>
          </table:table-cell>
          <table:table-cell table:number-columns-repeated="254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2_o_oldalszamozva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Hivatali_dokumentum_elolabban_oldalszamozva_vonallal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corr</text:p>
          </table:table-cell>
          <table:table-cell office:value-type="string">
            <text:p>Meresi_jegyzokonyv_-_Ceges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Nevjegykartya_alap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Blue_Report.ott</text:p>
          </table:table-cell>
          <table:table-cell/>
          <table:table-cell table:style-name="ce3" office:value-type="string">
            <text:p>LGPL</text:p>
          </table:table-cell>
          <table:table-cell table:number-columns-repeated="2"/>
          <table:table-cell table:style-name="ce3" office:value-type="string">
            <text:p>http://documentation.openoffice.org/Samples_Templates/User/template/index.html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Checklist.ott</text:p>
          </table:table-cell>
          <table:table-cell/>
          <table:table-cell office:value-type="string">
            <text:p>LGPL</text:p>
          </table:table-cell>
          <table:table-cell table:number-columns-repeated="2"/>
          <table:table-cell table:style-name="ce3" office:value-type="string">
            <text:p>http://ooextras.sourceforge.net/</text:p>
          </table:table-cell>
          <table:table-cell office:value-type="string">
            <text:p>KAMI</text:p>
          </table:table-cell>
          <table:table-cell table:number-columns-repeated="248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Havi_jelenleti_iv.ots</text:p>
          </table:table-cell>
          <table:table-cell table:number-columns-repeated="254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3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-1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offimisc</text:p>
          </table:table-cell>
          <table:table-cell office:value-type="string">
            <text:p>Irattarolo_16_5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Mobiltelefon-hasznalati_szabalyzat.ott</text:p>
          </table:table-cell>
          <table:table-cell table:number-columns-repeated="254"/>
        </table:table-row>
        <table:table-row table:style-name="ro1">
          <table:table-cell office:value-type="string">
            <text:p>offimisc</text:p>
          </table:table-cell>
          <table:table-cell office:value-type="string">
            <text:p>Posta_ajanlott.otg</text:p>
          </table:table-cell>
          <table:table-cell table:number-columns-repeated="254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gyermekmero.ots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merels_board_game_original.otg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ersonal</text:p>
          </table:table-cell>
          <table:table-cell office:value-type="string">
            <text:p>Oneletrajz-magyar.ott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Anytime_presentation.otp</text:p>
          </table:table-cell>
          <table:table-cell/>
          <table:table-cell office:value-type="string">
            <text:p>KAMI</text:p>
          </table:table-cell>
          <table:table-cell office:value-type="string">
            <text:p><text:a xlink:href="mailto:kamihir@freemail.hu">kamihir@freemail.hu</text:a>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>
          <table:table-cell office:value-type="string">
            <text:p>presnt</text:p>
          </table:table-cell>
          <table:table-cell office:value-type="string">
            <text:p>Bemutato_uzleti.otp</text:p>
          </table:table-cell>
          <table:table-cell/>
          <table:table-cell office:value-type="string">
            <text:p>Nagy Péter</text:p>
          </table:table-cell>
          <table:table-cell office:value-type="string">
            <text:p>nagy_peter@openoffice.org</text:p>
          </table:table-cell>
          <table:table-cell office:value-type="string">
            <text:p>LGPL</text:p>
          </table:table-cell>
          <table:table-cell table:number-columns-repeated="250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novelt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presnt</text:p>
          </table:table-cell>
          <table:table-cell office:value-type="string">
            <text:p>prs-strategy-old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Officorr</text:p>
          </table:table-cell>
          <table:table-cell office:value-type="string">
            <text:p>Level_sablon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1">
          <table:table-cell office:value-type="string">
            <text:p>Finance</text:p>
          </table:table-cell>
          <table:table-cell office:value-type="string">
            <text:p>afas_szamla.ott</text:p>
          </table:table-cell>
          <table:table-cell/>
          <table:table-cell office:value-type="string">
            <text:p>Tibor Attila Anca</text:p>
          </table:table-cell>
          <table:table-cell/>
          <table:table-cell office:value-type="string">
            <text:p>GPL</text:p>
          </table:table-cell>
          <table:table-cell office:value-type="string">
            <text:p>http://kde-files.org/index.php?xsortmode=new&amp;page=0&amp;xcontentmode=630x631x632x633x634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49"/>
        </table:table-row>
        <table:table-row table:style-name="ro1" table:number-rows-repeated="65336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French" table:style-name="ta1" table:print="false">
        <office:forms form:automatic-focus="false" form:apply-design-mode="false"/>
        <table:table-column table:style-name="co1" table:default-cell-style-name="ce1"/>
        <table:table-column table:style-name="co11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AgendaSemaine1.1.od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Italienn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FeuillemetrePaysage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Affiche_vente_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horizont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annuel_Vertica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2005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mensuel_fr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calendrier_perpetuel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carnet_de_notes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D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diagramflux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documentfinalTP-1.1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excellence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FairePart-Vierge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HalPiratcd.od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fr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logigramme.otg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Modele_HowTo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menu-noel.otp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newsletter_2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note_moyenne.ots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organigram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trifold_broch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cartvpro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entetelett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facturefr.ott</text:p>
          </table:table-cell>
          <table:table-cell table:style-name="Default" table:number-columns-repeated="7"/>
          <table:table-cell table:number-columns-repeated="247"/>
        </table:table-row>
        <table:table-row table:style-name="ro1">
          <table:table-cell table:style-name="Default" office:value-type="string">
            <text:p>personal</text:p>
          </table:table-cell>
          <table:table-cell table:style-name="Default" office:value-type="string">
            <text:p>CVfr.ott</text:p>
          </table:table-cell>
          <table:table-cell table:style-name="Default" table:number-columns-repeated="7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novelt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novelt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strategy-old-2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prs-strategy-old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team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2">
          <table:table-cell table:style-name="Default" office:value-type="string">
            <text:p>presnt</text:p>
          </table:table-cell>
          <table:table-cell table:style-name="Default" office:value-type="string">
            <text:p>tech.otp</text:p>
          </table:table-cell>
          <table:table-cell table:style-name="Default" office:value-type="string">
            <text:p>OpenOffice.org</text:p>
          </table:table-cell>
          <table:table-cell table:style-name="Default" office:value-type="string">
            <text:p>Ilko Höpping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office:value-type="string">
            <text:p><text:a xlink:href="http://www.openoffice.org/">http://www.openoffice.org</text:a>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table:style-name="ce4" office:value-type="string">
            <text:p>Offimisc</text:p>
          </table:table-cell>
          <table:table-cell table:style-name="ce4" office:value-type="string">
            <text:p>Lettre-EnveloppeFenetreC65.ott</text:p>
          </table:table-cell>
          <table:table-cell table:style-name="ce4"/>
          <table:table-cell table:style-name="ce4" office:value-type="string">
            <text:p>Alexis Haeringer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</table:table>
      <table:table table:name="Italian" table:style-name="ta1" table:print="false">
        <office:forms form:automatic-focus="false" form:apply-design-mode="false"/>
        <table:table-column table:style-name="co1" table:default-cell-style-name="ce1"/>
        <table:table-column table:style-name="co12" table:default-cell-style-name="ce1"/>
        <table:table-column table:style-name="co1" table:number-columns-repeated="7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office:value-type="string">
            <text:p>Translations</text:p>
          </table:table-cell>
          <table:table-cell table:style-name="Default" office:value-type="string">
            <text:p>Modifications</text:p>
          </table:table-cell>
          <table:table-cell table:number-columns-repeated="247"/>
        </table:table-row>
        <table:table-row table:style-name="ro1">
          <table:table-cell table:style-name="ce4" office:value-type="string">
            <text:p>Finance</text:p>
          </table:table-cell>
          <table:table-cell table:style-name="ce4" office:value-type="string">
            <text:p>notaspese.ots</text:p>
          </table:table-cell>
          <table:table-cell table:style-name="ce4"/>
          <table:table-cell table:style-name="ce4" office:value-type="string">
            <text:p>Giuseppe Giuseppe Pignataro</text:p>
          </table:table-cell>
          <table:table-cell table:style-name="ce4"/>
          <table:table-cell table:style-name="ce4" office:value-type="string">
            <text:p>GPL</text:p>
          </table:table-cell>
          <table:table-cell table:style-name="ce4" office:value-type="string">
            <text:p>http://kde-files.org/index.php?xsortmode=new&amp;page=0&amp;xcontentmode=630x631x632x633x634</text:p>
          </table:table-cell>
          <table:table-cell table:style-name="ce4"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</table:table>
      <table:table table:name="KA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TR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Finnish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Dutch" table:style-name="ta1" table:print="false">
        <office:forms form:automatic-focus="false" form:apply-design-mode="false"/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</table:table>
      <table:table table:name="Polish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Brasil" table:style-name="ta1" table:print="false">
        <office:forms form:automatic-focus="false" form:apply-design-mode="false"/>
        <table:table-column table:style-name="co1" table:number-columns-repeated="9" table:default-cell-style-name="ce1"/>
        <table:table-column table:style-name="co1" table:number-columns-repeated="247" table:default-cell-style-name="Default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250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254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  <table:table-cell table:number-columns-repeated="24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49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254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252"/>
        </table:table-row>
        <table:table-row table:style-name="ro2">
          <table:table-cell office:value-type="string">
            <text:p>misc</text:p>
          </table:table-cell>
          <table:table-cell office:value-type="string">
            <text:p>3DElements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Clear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  <table:table-row table:style-name="ro2">
          <table:table-cell office:value-type="string">
            <text:p>misc</text:p>
          </table:table-cell>
          <table:table-cell office:value-type="string">
            <text:p>Speed_advantage-Blue.ott</text:p>
          </table:table-cell>
          <table:table-cell/>
          <table:table-cell office:value-type="string">
            <text:p>KAMI</text:p>
          </table:table-cell>
          <table:table-cell office:value-type="string">
            <text:p>kamihir@freemail.hu</text:p>
          </table:table-cell>
          <table:table-cell office:value-type="string">
            <text:p>LGPL</text:p>
          </table:table-cell>
          <table:table-cell office:value-type="string">
            <text:p><text:a xlink:href="http://ooop.sf.net/">http://ooop.sf.net</text:a></text:p>
          </table:table-cell>
          <table:table-cell table:number-columns-repeated="2"/>
          <table:table-cell table:style-name="ce1" table:number-columns-repeated="247"/>
        </table:table-row>
      </table:table>
      <table:table table:name="Spanish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Chinese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table table:name="Japanese" table:style-name="ta1" table:print="false">
        <office:forms form:automatic-focus="false" form:apply-design-mode="false"/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invoice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corr</text:p>
          </table:table-cell>
          <table:table-cell table:style-name="Default" office:value-type="string">
            <text:p>stock_shee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offimisc</text:p>
          </table:table-cell>
          <table:table-cell table:style-name="Default" office:value-type="string">
            <text:p>company_directory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orms</text:p>
          </table:table-cell>
          <table:table-cell table:style-name="Default" office:value-type="string">
            <text:p>resume.ots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cost_statement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finance</text:p>
          </table:table-cell>
          <table:table-cell table:style-name="Default" office:value-type="string">
            <text:p>journal_book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educate</text:p>
          </table:table-cell>
          <table:table-cell table:style-name="Default" office:value-type="string">
            <text:p>timetable_for_school.ots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layout</text:p>
          </table:table-cell>
          <table:table-cell table:style-name="Default" office:value-type="string">
            <text:p>NavyBlue.otp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business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ompany-wide_mee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creative_sess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financial_report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general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marketing_pla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new_employee_orientation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blem_repor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gress_repost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proposition_of_strategic_plan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3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3">
          <table:table-cell table:style-name="Default" office:value-type="string">
            <text:p>presnt</text:p>
          </table:table-cell>
          <table:table-cell table:style-name="Default" office:value-type="string">
            <text:p>sales_plan_of_product_and_idea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op_10_list.otp</text:p>
          </table:table-cell>
          <table:table-cell table:style-name="Default"/>
          <table:table-cell table:style-name="Default" office:value-type="string">
            <text:p>kp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presnt</text:p>
          </table:table-cell>
          <table:table-cell table:style-name="Default" office:value-type="string">
            <text:p>training_2.otp</text:p>
          </table:table-cell>
          <table:table-cell table:style-name="Default"/>
          <table:table-cell table:style-name="Default" office:value-type="string">
            <text:p>Nagatobimaru</text:p>
          </table:table-cell>
          <table:table-cell table:style-name="Default"/>
          <table:table-cell table:style-name="Default" office:value-type="string">
            <text:p>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ack_cover_for_12cmCD10mm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booklet_for_CD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  <table:table-row table:style-name="ro1">
          <table:table-cell table:style-name="Default" office:value-type="string">
            <text:p>misc</text:p>
          </table:table-cell>
          <table:table-cell table:style-name="Default" office:value-type="string">
            <text:p>Index_card_for_DVD_tall_case.ott</text:p>
          </table:table-cell>
          <table:table-cell table:style-name="Default"/>
          <table:table-cell table:style-name="Default" office:value-type="string">
            <text:p>OpenOffice.org Users Group Japan</text:p>
          </table:table-cell>
          <table:table-cell table:style-name="Default"/>
          <table:table-cell table:style-name="Default" office:value-type="string">
            <text:p>LGPL</text:p>
          </table:table-cell>
          <table:table-cell table:style-name="Default" table:number-columns-repeated="3"/>
        </table:table-row>
      </table:table>
      <table:table table:name="Swedish" table:style-name="ta1" table:print="false">
        <table:table-column table:style-name="co1" table:number-columns-repeated="9" table:default-cell-style-name="ce1"/>
        <table:table-row table:style-name="ro1">
          <table:table-cell table:style-name="Default" office:value-type="string">
            <text:p>Section</text:p>
          </table:table-cell>
          <table:table-cell table:style-name="Default" office:value-type="string">
            <text:p>Filename, mask or all</text:p>
          </table:table-cell>
          <table:table-cell table:style-name="Default" office:value-type="string">
            <text:p>Contributor's Company</text:p>
          </table:table-cell>
          <table:table-cell table:style-name="Default" office:value-type="string">
            <text:p>Contributor/Collector</text:p>
          </table:table-cell>
          <table:table-cell table:style-name="Default" office:value-type="string">
            <text:p>E-mail</text:p>
          </table:table-cell>
          <table:table-cell table:style-name="Default" office:value-type="string">
            <text:p>License</text:p>
          </table:table-cell>
          <table:table-cell table:style-name="Default" office:value-type="string">
            <text:p>Homepage</text:p>
          </table:table-cell>
          <table:table-cell table:style-name="Default"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etterpres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31407-squares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.otp</text:p>
          </table:table-cell>
          <table:table-cell office:value-type="string">
            <text:p>OpenOffice.org</text:p>
          </table:table-cell>
          <table:table-cell office:value-type="string">
            <text:p>Ilko Höpping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au.otp</text:p>
          </table:table-cell>
          <table:table-cell office:value-type="string">
            <text:p>OpenOffice.org – DE</text:p>
          </table:table-cell>
          <table:table-cell office:value-type="string">
            <text:p>Simon-Friedrich Böttger</text:p>
          </table:table-cell>
          <table:table-cell office:value-type="string">
            <text:p>sifibo@web.de</text:p>
          </table:table-cell>
          <table:table-cell office:value-type="string">
            <text:p>LGPL</text:p>
          </table:table-cell>
          <table:table-cell office:value-type="string">
            <text:p><text:a xlink:href="http://de.openoffice.org/">http://de.openoffice.org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Box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Circ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Lin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ilve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Squar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Blue_Wav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arton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halkboard_2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clasico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irculos_origina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ool_Spac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color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ay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gre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whit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ross-yellow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Cub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Doppellinie-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arthLigh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Girasole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atch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humanist_presentation.otp</text:p>
          </table:table-cell>
          <table:table-cell office:value-type="string">
            <text:p>Pascal de Bruijn</text:p>
          </table:table-cell>
          <table:table-cell office:value-type="string">
            <text:p>pmjdebruijn@openoffice.org</text:p>
          </table:table-cell>
          <table:table-cell office:value-type="string">
            <text:p>PDL</text:p>
          </table:table-cell>
          <table:table-cell office:value-type="string">
            <text:p>http://qa.openoffice.org/issues/show_bug.cgi?id=65779</text:p>
          </table:table-cell>
          <table:table-cell table:number-columns-repeated="3"/>
        </table:table-row>
        <table:table-row table:style-name="ro1">
          <table:table-cell office:value-type="string">
            <text:p>layout</text:p>
          </table:table-cell>
          <table:table-cell office:value-type="string">
            <text:p>Infant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kd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keynote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mp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grafit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ay_woo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whit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Line-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cos103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Marb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ediaSty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Cya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Mondo_Yellow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Notepa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oo2_spot.otp</text:p>
          </table:table-cell>
          <table:table-cell office:value-type="string">
            <text:p>ZwahlenDesign</text:p>
          </table:table-cell>
          <table:table-cell office:value-type="string">
            <text:p>Christian Zwahlen</text:p>
          </table:table-cell>
          <table:table-cell/>
          <table:table-cell office:value-type="string">
            <text:p>LGPL</text:p>
          </table:table-cell>
          <table:table-cell office:value-type="string">
            <text:p>http://www.zwahlendesign.ch/en/node/12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penoffice.org_gull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Ortr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hotoFram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lantillafies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Praesentation_Radial_Tuerkis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l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Bra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au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Gru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Magenta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Orang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Ro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QuadratischSU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RedSt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magenta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orange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chatten-tuerki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Clou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depanel_Red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impl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ar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ole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blau-gelb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dunke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standard-rot-gruen.otp</text:p>
          </table:table-cell>
          <table:table-cell table:number-columns-repeated="7"/>
        </table:table-row>
        <table:table-row table:style-name="ro2">
          <table:table-cell office:value-type="string">
            <text:p>layout</text:p>
          </table:table-cell>
          <table:table-cell office:value-type="string">
            <text:p>sun.otp</text:p>
          </table:table-cell>
          <table:table-cell office:value-type="string">
            <text:p>OpenOffice.org</text:p>
          </table:table-cell>
          <table:table-cell office:value-type="string">
            <text:p>Peter Thielman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openoffice.org/">http://www.openoffice.org</text:a></text:p>
          </table:table-cell>
          <table:table-cell/>
          <table:table-cell office:value-type="string">
            <text:p>Ilko Höpping</text:p>
          </table:table-cell>
        </table:table-row>
        <table:table-row table:style-name="ro1">
          <table:table-cell office:value-type="string">
            <text:p>layout</text:p>
          </table:table-cell>
          <table:table-cell office:value-type="string">
            <text:p>Sunburst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blau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elb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gruen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rot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schwarz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Vortrag-weiss.otp</text:p>
          </table:table-cell>
          <table:table-cell/>
          <table:table-cell office:value-type="string">
            <text:p>Rolf Meyer</text:p>
          </table:table-cell>
          <table:table-cell/>
          <table:table-cell office:value-type="string">
            <text:p>LGPL</text:p>
          </table:table-cell>
          <table:table-cell office:value-type="string">
            <text:p>OOo42.org <text:s/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Blue_2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loss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e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Grey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Human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2">
          <table:table-cell office:value-type="string">
            <text:p>layout</text:p>
          </table:table-cell>
          <table:table-cell office:value-type="string">
            <text:p>Orange.otp</text:p>
          </table:table-cell>
          <table:table-cell office:value-type="string">
            <text:p>Ubuntu</text:p>
          </table:table-cell>
          <table:table-cell office:value-type="string">
            <text:p>Sakari Koivunen</text:p>
          </table:table-cell>
          <table:table-cell/>
          <table:table-cell office:value-type="string">
            <text:p>LGPL</text:p>
          </table:table-cell>
          <table:table-cell office:value-type="string">
            <text:p><text:a xlink:href="http://www.ubuntu.org/">http://www.ubuntu.org/</text:a></text:p>
          </table:table-cell>
          <table:table-cell table:number-columns-repeated="2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ArtisticbluePencil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Deluxegreen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Worldwide_-_Lightgray.otp</text:p>
          </table:table-cell>
          <table:table-cell table:number-columns-repeated="7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a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br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h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eu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in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jp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nz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us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  <table:table-row table:style-name="ro1">
          <table:table-cell office:value-type="string">
            <text:p>layout</text:p>
          </table:table-cell>
          <table:table-cell office:value-type="string">
            <text:p>exec-za.otp</text:p>
          </table:table-cell>
          <table:table-cell/>
          <table:table-cell office:value-type="string">
            <text:p>Anatol and Ben Stefanowitsch</text:p>
          </table:table-cell>
          <table:table-cell table:number-columns-repeated="5"/>
        </table:table-row>
      </table:table>
      <table:database-ranges>
        <table:database-range table:target-range-address="English.A1:English.J417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MS Sans Serif" svg:font-family="'MS Sans Serif'" style:font-family-generic="swiss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Lucidasans" svg:font-family="Lucida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rial" fo:language="hu" fo:country="HU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hu" number:country="HU">Ft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1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12-25">2007.12.25</text:date>, <text:time>08:07:35</text:time></text:p>
        </style:region-right>
      </style:header>
      <style:header-left style:display="false"/>
      <style:footer>
        <text:p>Oldal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1">
  <office:meta>
    <meta:generator>OpenOffice.org/2.3$Linux OpenOffice.org_project/680m9$Build-9238</meta:generator>
    <meta:creation-date>2007-04-25T07:50:52</meta:creation-date>
    <dc:creator>AgentK</dc:creator>
    <dc:date>2007-12-25T08:07:35</dc:date>
    <meta:editing-cycles>144</meta:editing-cycles>
    <meta:editing-duration>PT14H45M52S</meta:editing-duration>
    <meta:user-defined meta:name="Info 1"/>
    <meta:user-defined meta:name="Info 2"/>
    <meta:user-defined meta:name="Info 3"/>
    <meta:user-defined meta:name="Info 4"/>
    <meta:document-statistic meta:table-count="15" meta:cell-count="8526"/>
  </office:meta>
</office:document-meta>
</file>